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font-size="22pt" style:font-size-asian="22pt" style:font-size-complex="22pt"/>
    </style:style>
    <style:style style:name="P2" style:family="paragraph" style:parent-style-name="Table_20_Contents">
      <style:text-properties officeooo:rsid="0008f312" officeooo:paragraph-rsid="0008f31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a4f69" officeooo:paragraph-rsid="000a4f69" style:font-size-asian="14pt" style:font-weight-asian="bold" style:font-size-complex="14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it</text:h>
      <text:h text:style-name="Heading_20_2" text:outline-level="2">Definition</text:h>
      <text:p text:style-name="Text_20_body"><text:span text:style-name="Strong_20_Emphasis">Git</text:span> is a <text:span text:style-name="Strong_20_Emphasis">distributed version control system</text:span> used to <text:span text:style-name="Strong_20_Emphasis">track changes in files and source code during software development</text:span>.</text:p>
      <text:p text:style-name="Text_20_body">It allows developers to <text:span text:style-name="Strong_20_Emphasis">save different versions of a project and collaborate with others</text:span>.</text:p>
      <text:p text:style-name="Text_20_body">Git was created by<text:line-break/>Linus Torvalds in 2005.</text:p>
      <text:h text:style-name="Heading_20_1" text:outline-level="1">What Git Does</text:h>
      <text:p text:style-name="Text_20_body"><text:span text:style-name="Strong_20_Emphasis">Git</text:span> is a <text:span text:style-name="Strong_20_Emphasis">version control system</text:span> that helps developers <text:span text:style-name="Strong_20_Emphasis">track and manage changes in their code</text:span>.</text:p>
      <text:p text:style-name="Text_20_body">Git was created by Linus Torvalds.</text:p>
      <text:h text:style-name="Heading_20_3" text:outline-level="3">What Git Does</text:h>
      <text:list xml:id="list2061632260" text:style-name="L1">
        <text:list-item>
          <text:p text:style-name="P5"><text:span text:style-name="Strong_20_Emphasis">Tracks changes in files</text:span><text:line-break/>Git records every change made to a project.</text:p>
        </text:list-item>
        <text:list-item>
          <text:p text:style-name="P5"><text:span text:style-name="Strong_20_Emphasis">Stores different versions of code</text:span><text:line-break/>Developers can go back to earlier versions if something breaks.</text:p>
        </text:list-item>
        <text:list-item>
          <text:p text:style-name="P5"><text:span text:style-name="Strong_20_Emphasis">Helps multiple developers work together</text:span><text:line-break/>Different developers can work on the same project without overwriting each other's code.</text:p>
        </text:list-item>
        <text:list-item>
          <text:p text:style-name="P5"><text:span text:style-name="Strong_20_Emphasis">Manages branches</text:span><text:line-break/>Developers can create separate branches to work on new features.</text:p>
        </text:list-item>
        <text:list-item>
          <text:p text:style-name="P5"><text:span text:style-name="Strong_20_Emphasis">Keeps a history of the project</text:span><text:line-break/>Every change is saved as a <text:span text:style-name="Strong_20_Emphasis">commit</text:span> with a message.</text:p>
        </text:list-item>
      </text:list>
      <text:h text:style-name="Heading_20_3" text:outline-level="3">Example</text:h>
      <text:p text:style-name="Text_20_body">A developer creates a website.</text:p>
      <text:list xml:id="list264462909" text:style-name="L2">
        <text:list-item>
          <text:p text:style-name="P6">Version 1 → Basic page</text:p>
        </text:list-item>
        <text:list-item>
          <text:p text:style-name="P6">Version 2 → Added login page</text:p>
        </text:list-item>
        <text:list-item>
          <text:p text:style-name="P6">Version 3 → Fixed bugs</text:p>
        </text:list-item>
      </text:list>
      <text:p text:style-name="Text_20_body">Git saves all these versions so the developer can restore any previous version.</text:p>
      <text:h text:style-name="Heading_20_1" text:outline-level="1"><text:soft-page-break/>2. GitHub</text:h>
      <text:h text:style-name="Heading_20_2" text:outline-level="2">Definition</text:h>
      <text:p text:style-name="Text_20_body"><text:span text:style-name="Strong_20_Emphasis">GitHub</text:span> is a <text:span text:style-name="Strong_20_Emphasis">web-based platform that hosts Git repositories and allows developers to collaborate on projects online</text:span>.</text:p>
      <text:p text:style-name="Text_20_body">It helps developers <text:span text:style-name="Strong_20_Emphasis">store, share, and manage their code using Git</text:span>.</text:p>
      <text:p text:style-name="Text_20_body">GitHub is owned by<text:line-break/>Microsoft.</text:p>
      <text:h text:style-name="Heading_20_3" text:outline-level="3">What GitHub Does</text:h>
      <text:list xml:id="list2816443081" text:style-name="L3">
        <text:list-item>
          <text:p text:style-name="P7"><text:span text:style-name="Strong_20_Emphasis">Stores code online</text:span><text:line-break/>Projects can be saved in remote repositories.</text:p>
        </text:list-item>
        <text:list-item>
          <text:p text:style-name="P7"><text:span text:style-name="Strong_20_Emphasis">Allows team collaboration</text:span><text:line-break/>Developers from anywhere can work on the same project.</text:p>
        </text:list-item>
        <text:list-item>
          <text:p text:style-name="P7"><text:span text:style-name="Strong_20_Emphasis">Provides code review tools</text:span><text:line-break/>Teams can review changes using <text:span text:style-name="Strong_20_Emphasis">Pull Requests</text:span>.</text:p>
        </text:list-item>
        <text:list-item>
          <text:p text:style-name="P7"><text:span text:style-name="Strong_20_Emphasis">Manages project issues</text:span><text:line-break/>Bugs and tasks can be tracked.</text:p>
        </text:list-item>
        <text:list-item>
          <text:p text:style-name="P7"><text:span text:style-name="Strong_20_Emphasis">Backs up code</text:span><text:line-break/>If a computer fails, the code is still stored on GitHub.</text:p>
        </text:list-item>
      </text:list>
      <text:h text:style-name="Heading_20_3" text:outline-level="3">Example</text:h>
      <text:p text:style-name="Text_20_body">A team is building an app.</text:p>
      <text:list xml:id="list2602372582" text:style-name="L4">
        <text:list-item>
          <text:p text:style-name="P8">One developer uploads the project to GitHub.</text:p>
        </text:list-item>
        <text:list-item>
          <text:p text:style-name="P8">Other developers download the code.</text:p>
        </text:list-item>
        <text:list-item>
          <text:p text:style-name="P8">They add new features and upload changes.</text:p>
        </text:list-item>
        <text:list-item>
          <text:p text:style-name="P8">The team reviews the changes before adding them to the main project.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eature</text:p>
          </table:table-cell>
          <table:table-cell table:style-name="Table1.A1" office:value-type="string">
            <text:p text:style-name="P4">Git</text:p>
          </table:table-cell>
          <table:table-cell table:style-name="Table1.C1" office:value-type="string">
            <text:p text:style-name="P4">Git Hub</text:p>
          </table:table-cell>
        </table:table-row>
        <table:table-row>
          <table:table-cell table:style-name="Table1.A2" office:value-type="string">
            <text:p text:style-name="P3">What it is</text:p>
          </table:table-cell>
          <table:table-cell table:style-name="Table1.A2" office:value-type="string">
            <text:p text:style-name="P3">A <text:span text:style-name="Strong_20_Emphasis">version control system (tool)</text:span></text:p>
          </table:table-cell>
          <table:table-cell table:style-name="Table1.C2" office:value-type="string">
            <text:p text:style-name="P3">A <text:span text:style-name="Strong_20_Emphasis">cloud platform/service</text:span></text:p>
          </table:table-cell>
        </table:table-row>
        <table:table-row>
          <table:table-cell table:style-name="Table1.A2" office:value-type="string">
            <text:p text:style-name="P3">Purpose</text:p>
          </table:table-cell>
          <table:table-cell table:style-name="Table1.A2" office:value-type="string">
            <text:p text:style-name="P3">Tracks changes in code and manages versions</text:p>
          </table:table-cell>
          <table:table-cell table:style-name="Table1.C2" office:value-type="string">
            <text:p text:style-name="P3">Hosts Git repositories online and enables collaboration</text:p>
          </table:table-cell>
        </table:table-row>
        <table:table-row>
          <table:table-cell table:style-name="Table1.A2" office:value-type="string">
            <text:p text:style-name="P3">Where it runs</text:p>
          </table:table-cell>
          <table:table-cell table:style-name="Table1.A2" office:value-type="string">
            <text:p text:style-name="P3"><text:span text:style-name="Strong_20_Emphasis">Locally</text:span> on your computer</text:p>
          </table:table-cell>
          <table:table-cell table:style-name="Table1.C2" office:value-type="string">
            <text:p text:style-name="P3"><text:span text:style-name="Strong_20_Emphasis">Online</text:span> (web platform)</text:p>
          </table:table-cell>
        </table:table-row>
        <table:table-row>
          <table:table-cell table:style-name="Table1.A2" office:value-type="string">
            <text:p text:style-name="P3">Created by</text:p>
          </table:table-cell>
          <table:table-cell table:style-name="Table1.A2" office:value-type="string">
            <text:p text:style-name="P3">Linus Torvalds</text:p>
          </table:table-cell>
          <table:table-cell table:style-name="Table1.C2" office:value-type="string">
            <text:p text:style-name="P3">Developed by GitHub Inc. (owned by Microsoft)</text:p>
          </table:table-cell>
        </table:table-row>
        <table:table-row>
          <table:table-cell table:style-name="Table1.A2" office:value-type="string">
            <text:p text:style-name="P3">Main use</text:p>
          </table:table-cell>
          <table:table-cell table:style-name="Table1.A2" office:value-type="string">
            <text:p text:style-name="P3">Commit, branch, merge, track code history</text:p>
          </table:table-cell>
          <table:table-cell table:style-name="Table1.C2" office:value-type="string">
            <text:p text:style-name="P3">Share code, collaborate, pull requests, issu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9:51:02.993209436</meta:creation-date>
    <meta:editing-duration>PT7M10S</meta:editing-duration>
    <meta:editing-cycles>3</meta:editing-cycles>
    <meta:generator>LibreOffice/7.3.7.2$Linux_X86_64 LibreOffice_project/30$Build-2</meta:generator>
    <dc:date>2026-03-17T09:58:12.922584551</dc:date>
    <meta:document-statistic meta:table-count="1" meta:image-count="0" meta:object-count="0" meta:page-count="2" meta:paragraph-count="55" meta:word-count="394" meta:character-count="2302" meta:non-whitespace-character-count="1980"/>
  </office:meta>
</office:document-meta>
</file>